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ttachedDocument-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ttachedDocument">
            <text:p>AttachedDocument</text:p>
          </table:table-cell>
          <table:table-cell table:style-name="ce7" office:value-type="string" office:string-value="Attached Document. Details">
            <text:p>Attached Document. Details</text:p>
          </table:table-cell>
          <table:table-cell table:style-name="ce7" office:value-type="string" office:string-value=""/>
          <table:table-cell table:style-name="ce7" office:value-type="string" office:string-value="Attached Document">
            <text:p>Attached Documen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wrapper that allows a document of any kind to be packaged with the UBL document that references it.">
            <text:p>A wrapper that allows a document of any kind to be packaged with the UBL document that references it.</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Attached Document. UBL Version Identifier. Identifier">
            <text:p>Attached Document. UBL Version Identifier. Identifier</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Attached Document. Customization Identifier. Identifier">
            <text:p>Attached Document. Customization Identifier. Identifier</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Attached Document. Profile Identifier. Identifier">
            <text:p>Attached Document. Profile Identifier. Identifier</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Attached Document. Profile Execution Identifier. Identifier">
            <text:p>Attached Document. Profile Execution Identifier. Identifier</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Attached Document. Identifier">
            <text:p>Attached Document. Identifier</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8" office:string-value="Attached Document. UUID. Identifier">
            <text:p>Attached Document. UUID. Identifier</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8]&lt;&gt;&quot;&quot;;CONCATENATE([.F8];&quot; &quot;;[.G8]);[.G8])"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8" office:string-value="Attached Document. Issue Date. Date">
            <text:p>Attached Document. Issue Date. Date</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9]&lt;&gt;&quot;&quot;;CONCATENATE([.F9];&quot; &quot;;[.G9]);[.G9])"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9]&lt;&gt;&quot;&quot;;CONCATENATE([.J9];&quot;_ &quot;;[.I9];&quot;. Type&quot;);CONCATENATE([.I9];&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8" office:string-value="Attached Document. Issue Time. Time">
            <text:p>Attached Document. Issue Time. Time</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0]&lt;&gt;&quot;&quot;;CONCATENATE([.F10];&quot; &quot;;[.G10]);[.G10])"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0]&lt;&gt;&quot;&quot;;CONCATENATE([.J10];&quot;_ &quot;;[.I10];&quot;. Type&quot;);CONCATENATE([.I10];&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ote">
            <text:p>Note</text:p>
          </table:table-cell>
          <table:table-cell office:value-type="string" table:style-name="ce8" office:string-value="Attached Document. Note. Text">
            <text:p>Attached Document. Note. Text</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1]&lt;&gt;&quot;&quot;;CONCATENATE([.F11];&quot; &quot;;[.G11]);[.G11])"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1]&lt;&gt;&quot;&quot;;CONCATENATE([.J11];&quot;_ &quot;;[.I11];&quot;. Type&quot;);CONCATENATE([.I11];&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TypeCode">
            <text:p>DocumentTypeCode</text:p>
          </table:table-cell>
          <table:table-cell office:value-type="string" table:style-name="ce8" office:string-value="Attached Document. Document Type Code. Code">
            <text:p>Attached Document. Document Type Code. Code</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office:value-type="string" table:style-name="ce8" office:string-value="Document Type">
            <text:p>Document Type</text:p>
          </table:table-cell>
          <table:table-cell office:value-type="string" table:style-name="ce8" office:string-value="Code">
            <text:p>Code</text:p>
          </table:table-cell>
          <table:table-cell office:value-type="string" table:style-name="ce3" table:formula="of:=IF([.F12]&lt;&gt;&quot;&quot;;CONCATENATE([.F12];&quot; &quot;;[.G12]);[.G12])" office:string-value="Document Type Code">
            <text:p>Document Typ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2]&lt;&gt;&quot;&quot;;CONCATENATE([.J12];&quot;_ &quot;;[.I12];&quot;. Type&quot;);CONCATENATE([.I12];&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type of document.">
            <text:p>A code signifying the type of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Type">
            <text:p>DocumentType</text:p>
          </table:table-cell>
          <table:table-cell office:value-type="string" table:style-name="ce8" office:string-value="Attached Document. Document Type. Text">
            <text:p>Attached Document. Document Type. Text</text:p>
          </table:table-cell>
          <table:table-cell table:style-name="ce8" office:value-type="string" office:string-value=""/>
          <table:table-cell office:value-type="string" table:style-name="ce8" office:string-value="Attached Document">
            <text:p>Attached Document</text:p>
          </table:table-cell>
          <table:table-cell table:style-name="ce8" office:value-type="string" office:string-value=""/>
          <table:table-cell office:value-type="string" table:style-name="ce8" office:string-value="Document">
            <text:p>Document</text:p>
          </table:table-cell>
          <table:table-cell office:value-type="string" table:style-name="ce8" office:string-value="Type">
            <text:p>Type</text:p>
          </table:table-cell>
          <table:table-cell office:value-type="string" table:style-name="ce3" table:formula="of:=IF([.F13]&lt;&gt;&quot;&quot;;CONCATENATE([.F13];&quot; &quot;;[.G13]);[.G13])" office:string-value="Document Type">
            <text:p>Document Typ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specifying the type of document.">
            <text:p>Text specifying the type of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arentDocumentID">
            <text:p>ParentDocumentID</text:p>
          </table:table-cell>
          <table:table-cell office:value-type="string" table:style-name="ce8" office:string-value="Attached Document. Parent_ Document Identifier. Identifier">
            <text:p>Attached Document. Parent_ Document Identifier. Identifier</text:p>
          </table:table-cell>
          <table:table-cell table:style-name="ce8" office:value-type="string" office:string-value=""/>
          <table:table-cell office:value-type="string" table:style-name="ce8" office:string-value="Attached Document">
            <text:p>Attached Document</text:p>
          </table:table-cell>
          <table:table-cell office:value-type="string" table:style-name="ce8" office:string-value="Parent">
            <text:p>Parent</text:p>
          </table:table-cell>
          <table:table-cell office:value-type="string" table:style-name="ce8" office:string-value="Document">
            <text:p>Document</text:p>
          </table:table-cell>
          <table:table-cell office:value-type="string" table:style-name="ce8" office:string-value="Identifier">
            <text:p>Identifier</text:p>
          </table:table-cell>
          <table:table-cell office:value-type="string" table:style-name="ce3" table:formula="of:=IF([.F14]&lt;&gt;&quot;&quot;;CONCATENATE([.F14];&quot; &quot;;[.G14]);[.G14])" office:string-value="Document Identifier">
            <text:p>Document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4]&lt;&gt;&quot;&quot;;CONCATENATE([.J14];&quot;_ &quot;;[.I14];&quot;. Type&quot;);CONCATENATE([.I1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Identifier of the parent document.">
            <text:p>The Identifier of the parent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arentDocumentTypeCode">
            <text:p>ParentDocumentTypeCode</text:p>
          </table:table-cell>
          <table:table-cell office:value-type="string" table:style-name="ce8" office:string-value="Attached Document. Parent_ Document Type Code. Code">
            <text:p>Attached Document. Parent_ Document Type Code. Code</text:p>
          </table:table-cell>
          <table:table-cell table:style-name="ce8" office:value-type="string" office:string-value=""/>
          <table:table-cell office:value-type="string" table:style-name="ce8" office:string-value="Attached Document">
            <text:p>Attached Document</text:p>
          </table:table-cell>
          <table:table-cell office:value-type="string" table:style-name="ce8" office:string-value="Parent">
            <text:p>Parent</text:p>
          </table:table-cell>
          <table:table-cell office:value-type="string" table:style-name="ce8" office:string-value="Document Type">
            <text:p>Document Type</text:p>
          </table:table-cell>
          <table:table-cell office:value-type="string" table:style-name="ce8" office:string-value="Code">
            <text:p>Code</text:p>
          </table:table-cell>
          <table:table-cell office:value-type="string" table:style-name="ce3" table:formula="of:=IF([.F15]&lt;&gt;&quot;&quot;;CONCATENATE([.F15];&quot; &quot;;[.G15]);[.G15])" office:string-value="Document Type Code">
            <text:p>Document Typ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5]&lt;&gt;&quot;&quot;;CONCATENATE([.J15];&quot;_ &quot;;[.I15];&quot;. Type&quot;);CONCATENATE([.I15];&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type of parent document.">
            <text:p>A code signifying the type of parent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arentDocumentVersionID">
            <text:p>ParentDocumentVersionID</text:p>
          </table:table-cell>
          <table:table-cell office:value-type="string" table:style-name="ce8" office:string-value="Attached Document. Parent Document_ Version. Identifier">
            <text:p>Attached Document. Parent Document_ Version. Identifier</text:p>
          </table:table-cell>
          <table:table-cell table:style-name="ce8" office:value-type="string" office:string-value=""/>
          <table:table-cell office:value-type="string" table:style-name="ce8" office:string-value="Attached Document">
            <text:p>Attached Document</text:p>
          </table:table-cell>
          <table:table-cell office:value-type="string" table:style-name="ce8" office:string-value="Parent Document">
            <text:p>Parent Document</text:p>
          </table:table-cell>
          <table:table-cell table:style-name="ce8" office:value-type="string" office:string-value=""/>
          <table:table-cell office:value-type="string" table:style-name="ce8" office:string-value="Version">
            <text:p>Version</text:p>
          </table:table-cell>
          <table:table-cell office:value-type="string" table:style-name="ce3" table:formula="of:=IF([.F16]&lt;&gt;&quot;&quot;;CONCATENATE([.F16];&quot; &quot;;[.G16]);[.G16])"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6]&lt;&gt;&quot;&quot;;CONCATENATE([.J16];&quot;_ &quot;;[.I16];&quot;. Type&quot;);CONCATENATE([.I1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the current version of the referred document.">
            <text:p>Indicates the current version of the referred document.</text:p>
          </table:table-cell>
          <table:table-cell office:value-type="string" table:style-name="ce8" office:string-value="1.1 ">
            <text:p><text:s/>1.1 </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9" office:value-type="string" office:string-value="Attached Document. Signature">
            <text:p>Attached Document. Signature</text:p>
          </table:table-cell>
          <table:table-cell table:style-name="ce9" office:value-type="string" office:string-value=""/>
          <table:table-cell table:style-name="ce9" office:value-type="string" office:string-value="Attached Document">
            <text:p>Attached Docu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7]"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9" office:value-type="string" office:string-value="Attached Document. Sender_ Party. Party">
            <text:p>Attached Document. Sender_ Party. Party</text:p>
          </table:table-cell>
          <table:table-cell table:style-name="ce9" office:value-type="string" office:string-value=""/>
          <table:table-cell table:style-name="ce9" office:value-type="string" office:string-value="Attached Document">
            <text:p>Attached Document</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8]"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9" office:value-type="string" office:string-value="Attached Document. Receiver_ Party. Party">
            <text:p>Attached Document. Receiver_ Party. Party</text:p>
          </table:table-cell>
          <table:table-cell table:style-name="ce9" office:value-type="string" office:string-value=""/>
          <table:table-cell table:style-name="ce9" office:value-type="string" office:string-value="Attached Document">
            <text:p>Attached Documen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ttachment">
            <text:p>Attachment</text:p>
          </table:table-cell>
          <table:table-cell table:style-name="ce9" office:value-type="string" office:string-value="Attached Document. Attachment">
            <text:p>Attached Document. Attachment</text:p>
          </table:table-cell>
          <table:table-cell table:style-name="ce9" office:value-type="string" office:string-value=""/>
          <table:table-cell table:style-name="ce9" office:value-type="string" office:string-value="Attached Document">
            <text:p>Attached Docu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Attachment">
            <text:p>Attachment</text:p>
          </table:table-cell>
          <table:table-cell table:style-name="ce9" office:value-type="string" office:string-value="Attachment">
            <text:p>Attach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Attachment">
            <text:p>Attachment</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n attachment containing the document content.">
            <text:p>An attachment containing the document cont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arentDocumentLineReference">
            <text:p>ParentDocumentLineReference</text:p>
          </table:table-cell>
          <table:table-cell table:style-name="ce9" office:value-type="string" office:string-value="Attached Document. Parent Document_ Line Reference. Line Reference">
            <text:p>Attached Document. Parent Document_ Line Reference. Line Reference</text:p>
          </table:table-cell>
          <table:table-cell table:style-name="ce9" office:value-type="string" office:string-value=""/>
          <table:table-cell table:style-name="ce9" office:value-type="string" office:string-value="Attached Document">
            <text:p>Attached Document</text:p>
          </table:table-cell>
          <table:table-cell table:style-name="ce9" office:value-type="string" office:string-value="Parent Document">
            <text:p>Parent Document</text:p>
          </table:table-cell>
          <table:table-cell table:style-name="ce9" office:value-type="string" office:string-value=""/>
          <table:table-cell table:style-name="ce9" office:value-type="string" office:string-value=""/>
          <table:table-cell table:style-name="ce9" table:formula="of:=[.M21]" office:value-type="string" office:string-value="Line Reference">
            <text:p>Line Reference</text:p>
          </table:table-cell>
          <table:table-cell table:style-name="ce9" office:value-type="string" office:string-value="Line Reference">
            <text:p>Line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Line Reference">
            <text:p>Line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 line in the attached document.">
            <text:p>A reference to a line in the attached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